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8100000033B6D9A84D.png" manifest:media-type="image/png"/>
  <manifest:file-entry manifest:full-path="Pictures/10000001000005BF000002E1CFF315CC.png" manifest:media-type="image/png"/>
  <manifest:file-entry manifest:full-path="Pictures/10000001000005D7000000E69599CB83.png" manifest:media-type="image/png"/>
  <manifest:file-entry manifest:full-path="Pictures/10000001000000F20000008D96F4591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3.86cm" svg:height="3.67cm" svg:x="2.163cm" svg:y="6cm">
          <draw:image xlink:href="Pictures/10000001000005D7000000E69599CB83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4.816cm" svg:height="12.432cm" svg:x="1.904cm" svg:y="1.741cm">
          <draw:image xlink:href="Pictures/10000001000005BF000002E1CFF315CC.png" xlink:type="simple" xlink:show="embed" xlink:actuate="onLoad" draw:mime-type="image/png">
            <text:p/>
          </draw:image>
        </draw:frame>
        <draw:frame draw:style-name="gr1" draw:text-style-name="P1" draw:layer="layout" svg:width="25.475cm" svg:height="10.07cm" svg:x="1.741cm" svg:y="4.034cm">
          <draw:image xlink:href="Pictures/100000010000008100000033B6D9A84D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4.816cm" svg:height="12.432cm" svg:x="1.904cm" svg:y="1.741cm">
          <draw:image xlink:href="Pictures/10000001000005BF000002E1CFF315CC.png" xlink:type="simple" xlink:show="embed" xlink:actuate="onLoad" draw:mime-type="image/png">
            <text:p/>
          </draw:image>
        </draw:frame>
        <draw:frame draw:style-name="gr1" draw:text-style-name="P1" draw:layer="layout" svg:width="25.475cm" svg:height="10.07cm" svg:x="1.904cm" svg:y="6.304cm">
          <draw:image xlink:href="Pictures/100000010000008100000033B6D9A84D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4.816cm" svg:height="12.432cm" svg:x="1.904cm" svg:y="1.741cm">
          <draw:image xlink:href="Pictures/10000001000005BF000002E1CFF315CC.png" xlink:type="simple" xlink:show="embed" xlink:actuate="onLoad" draw:mime-type="image/png">
            <text:p/>
          </draw:image>
        </draw:frame>
        <draw:frame draw:style-name="gr1" draw:text-style-name="P1" draw:layer="layout" svg:width="25.475cm" svg:height="10.07cm" svg:x="1.904cm" svg:y="8.466cm">
          <draw:image xlink:href="Pictures/100000010000008100000033B6D9A84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4.816cm" svg:height="12.432cm" svg:x="1.904cm" svg:y="1.741cm">
          <draw:image xlink:href="Pictures/10000001000005BF000002E1CFF315CC.png" xlink:type="simple" xlink:show="embed" xlink:actuate="onLoad" draw:mime-type="image/png">
            <text:p/>
          </draw:image>
        </draw:frame>
        <draw:frame draw:style-name="gr1" draw:text-style-name="P1" draw:layer="layout" svg:width="25.475cm" svg:height="10.07cm" svg:x="1.904cm" svg:y="9.569cm">
          <draw:image xlink:href="Pictures/100000010000008100000033B6D9A84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6" draw:id="id6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4.816cm" svg:height="12.432cm" svg:x="1.904cm" svg:y="1.741cm">
          <draw:image xlink:href="Pictures/10000001000005BF000002E1CFF315CC.png" xlink:type="simple" xlink:show="embed" xlink:actuate="onLoad" draw:mime-type="image/png">
            <text:p/>
          </draw:image>
        </draw:frame>
        <draw:frame draw:style-name="gr1" draw:text-style-name="P1" draw:layer="layout" svg:width="25.475cm" svg:height="10.07cm" svg:x="1.904cm" svg:y="11.905cm">
          <draw:image xlink:href="Pictures/100000010000008100000033B6D9A84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7" draw:id="id7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draw:frame draw:style-name="gr1" draw:text-style-name="P1" draw:layer="layout" svg:width="24.816cm" svg:height="12.432cm" svg:x="1.904cm" svg:y="1.741cm">
          <draw:image xlink:href="Pictures/10000001000005BF000002E1CFF315C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8" draw:id="id8">
        <office:forms form:automatic-focus="false" form:apply-design-mode="false"/>
        <draw:frame draw:style-name="gr1" draw:text-style-name="P1" draw:layer="layout" svg:width="28.487cm" svg:height="16.595cm" svg:x="-0.223cm" svg:y="-0.221cm">
          <draw:image xlink:href="Pictures/10000001000000F20000008D96F4591D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09:12:26.745759740</meta:creation-date>
    <dc:date>2024-09-14T12:58:23.863714474</dc:date>
    <meta:editing-duration>PT42M53S</meta:editing-duration>
    <meta:editing-cycles>6</meta:editing-cycles>
    <meta:generator>LibreOffice/24.2.5.2$MacOSX_X86_64 LibreOffice_project/bffef4ea93e59bebbeaf7f431bb02b1a39ee8a59</meta:generator>
    <meta:document-statistic meta:object-count="60"/>
  </office:meta>
</office:document-meta>
</file>